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d31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67ce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b3c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e39d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eb02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f7d8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0ff5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67ce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MathematicaCellInput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67ce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MathematicaCellInput">
      <style:paragraph-properties fo:text-align="center" style:justify-single-word="false" fo:padding="0.0291in" fo:border-left="none" fo:border-right="none" fo:border-top="none" fo:border-bottom="0.99pt solid #000000" style:shadow="none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67ce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e39d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T2" style:family="text">
      <style:text-properties style:font-name="Calibri" officeooo:rsid="0023f8a2"/>
    </style:style>
    <style:style style:name="T3" style:family="text">
      <style:text-properties style:font-name="Calibri" officeooo:rsid="001f9ab3"/>
    </style:style>
    <style:style style:name="T4" style:family="text">
      <style:text-properties style:font-name="Calibri" officeooo:rsid="0018b3bc"/>
    </style:style>
    <style:style style:name="T5" style:family="text">
      <style:text-properties style:font-name="Calibri" fo:font-size="10pt" officeooo:rsid="000b4034" style:font-size-asian="10pt" style:font-size-complex="10pt"/>
    </style:style>
    <style:style style:name="T6" style:family="text">
      <style:text-properties style:font-name="Calibri" officeooo:rsid="002dcf9f"/>
    </style:style>
    <style:style style:name="T7" style:family="text">
      <style:text-properties style:font-name="Calibri" officeooo:rsid="0010ff5d"/>
    </style:style>
    <style:style style:name="T8" style:family="text">
      <style:text-properties style:font-name="Times New Roman" officeooo:rsid="002e468a" style:font-name-asian="Courier New" style:font-name-complex="Courier New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MathematicaFormatStandardForm"><text:span text:style-name="T1"><draw:frame draw:style-name="fr1" draw:name="Object4" text:anchor-type="as-char" svg:y="-0.2937in" svg:width="2.8366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6">function P(n, j, k){ return (n&lt;j) ? 0: 1/k-P(n/j,2,k+1)+P(n,j+1,k);}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1244in" svg:width="0.5575in" svg:height="0.175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7">computes the</text:span></text:span><text:span text:style-name="MathematicaFormatStandardForm"><text:span text:style-name="T2"> </text:span></text:span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3">Riemann's Prime Counting</text:span></text:span></text:a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4"> Function</text:span></text:span></text:a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2937in" svg:width="3.2689in" svg:height="0.538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6">function P(n, j, k, </text:span></text:span><text:span text:style-name="MathematicaFormatStandardForm"><text:span text:style-name="T7">d</text:span></text:span><text:span text:style-name="MathematicaFormatStandardForm"><text:span text:style-name="T6">){ return (n&lt;j) ? 0: </text:span></text:span><text:span text:style-name="MathematicaFormatStandardForm"><text:span text:style-name="T7">d*(</text:span></text:span><text:span text:style-name="MathematicaFormatStandardForm"><text:span text:style-name="T6">1/k-P(n/j,</text:span></text:span><text:span text:style-name="MathematicaFormatStandardForm"><text:span text:style-name="T7">1+d</text:span></text:span><text:span text:style-name="MathematicaFormatStandardForm"><text:span text:style-name="T6">,k+1,</text:span></text:span><text:span text:style-name="MathematicaFormatStandardForm"><text:span text:style-name="T7">d</text:span></text:span><text:span text:style-name="MathematicaFormatStandardForm"><text:span text:style-name="T6">)</text:span></text:span><text:span text:style-name="MathematicaFormatStandardForm"><text:span text:style-name="T7">)</text:span></text:span><text:span text:style-name="MathematicaFormatStandardForm"><text:span text:style-name="T6">+P(n,j+</text:span></text:span><text:span text:style-name="MathematicaFormatStandardForm"><text:span text:style-name="T7">d</text:span></text:span><text:span text:style-name="MathematicaFormatStandardForm"><text:span text:style-name="T6">,k,</text:span></text:span><text:span text:style-name="MathematicaFormatStandardForm"><text:span text:style-name="T7">d</text:span></text:span><text:span text:style-name="MathematicaFormatStandardForm"><text:span text:style-name="T6">);}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5" text:anchor-type="as-char" svg:y="-0.1244in" svg:width="1.3547in" svg:height="0.246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10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8"/></text:span></text:p>
      <text:p text:style-name="P6"><text:span text:style-name="MathematicaFormatStandardForm"><text:span text:style-name="T5"><draw:frame draw:style-name="fr1" draw:name="Object9" text:anchor-type="as-char" svg:y="-0.3382in" svg:width="2.2193in" svg:height="0.4783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8"><text:span text:style-name="MathematicaFormatStandardForm"><text:span text:style-name="T8"/></text:span></text:p>
      <text:p text:style-name="P4"><text:span text:style-name="MathematicaFormatStandardForm"><text:span text:style-name="T5"><draw:frame draw:style-name="fr1" draw:name="Object6" text:anchor-type="as-char" svg:y="-0.348in" svg:width="2.5189in" svg:height="0.497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8"/></text:span></text:p>
      <text:p text:style-name="P1"><text:span text:style-name="MathematicaFormatStandardForm"><text:span text:style-name="T8"/></text:span></text:p>
      <text:p text:style-name="P4"><text:span text:style-name="MathematicaFormatStandardForm"><text:span text:style-name="T1"><draw:frame draw:style-name="fr1" draw:name="Object1" text:anchor-type="as-char" svg:y="-0.2043in" svg:width="3.5083in" svg:height="0.328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7" text:anchor-type="as-char" svg:y="-0.228in" svg:width="1.4839in" svg:height="0.3689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8" text:anchor-type="as-char" svg:y="-0.1244in" svg:width="1.1425in" svg:height="0.1591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7:31:57.602000000</meta:creation-date>
    <meta:generator>LibreOffice/5.0.0.5$Windows_x86 LibreOffice_project/1b1a90865e348b492231e1c451437d7a15bb262b</meta:generator>
    <dc:date>2015-08-24T10:00:26.390000000</dc:date>
    <meta:editing-duration>PT5H16M19S</meta:editing-duration>
    <meta:editing-cycles>13</meta:editing-cycles>
    <meta:document-statistic meta:table-count="0" meta:image-count="0" meta:object-count="9" meta:page-count="1" meta:paragraph-count="11" meta:word-count="25" meta:character-count="195" meta:non-whitespace-character-count="173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n>1</mn>
                        <mi>k</mi>
                      </mfrac>
                      <mo stretchy="false">−</mo>
                      <msub>
                        <mi>p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1 over k -p_{k+1}(n over j, 2)+p_k(n,j+1) "    if" n&gt;=j#
    0"                                              if"n&lt;j
  }
right none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n>1</mn>
        </mrow>
        <mo stretchy="false">−</mo>
        <mfrac>
          <mn>1</mn>
          <mn>2</mn>
        </mfrac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n>1</mn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−</mo>
        <mfrac>
          <mn>1</mn>
          <mn>4</mn>
        </mfrac>
      </mrow>
      <mn>...</mn>
    </mrow>
    <annotation encoding="StarMath 5.0">sum from j = 2 to lfloor n rfloor 1 
 -{1 over 2} sum from j = 2 to lfloor n rfloor sum from k = 2 to lfloor n over j rfloor 1 
 +{1 over 3} sum from j = 2 to lfloor n rfloor sum from k = 2 to lfloor n over j rfloor sum from l = 2 to lfloor 	n over {j cdot k} rfloor 1 
- 1 over 4 ...
</annotation>
  </semantics>
</math>
</file>

<file path=Object 2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d</mi>
                      <mo stretchy="false">⋅</mo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p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i>d</mi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sub>
                                <mi>p</mi>
                                <mi>k</mi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n</mi>
                                  <mi>,</mi>
                                  <mrow>
                                    <mi>j</mi>
                                    <mo stretchy="false">+</mo>
                                    <mi>d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d cdot (1 over k -p_{k+1}(n over j, 1+d)+p_k(n,j+d)) "    if" n&gt;=j#
    0"                                                           if"n&lt;j
  }
right none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d</mi>
              <mo stretchy="false">→</mo>
              <mn>0</mn>
            </mrow>
          </munder>
          <msub>
            <mi>p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d</mi>
            </mrow>
          </mrow>
        </mrow>
        <mo fence="true" stretchy="false">)</mo>
      </mrow>
    </mrow>
    <annotation encoding="StarMath 5.0">f(n) = lim from {d rightarrow 0}p_1( n,1+d )</annotation>
  </semantics>
</math>
</file>

<file path=Object 4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</mrow>
    <annotation encoding="StarMath 5.0">P_1(n,2)</annotation>
  </semantics>
</math>
</file>

<file path=Object 5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( n ) -log log n -%gamma</annotation>
  </semantics>
</math>
</file>

<file path=Object 6/content.xml><?xml version="1.0" encoding="utf-8"?>
<math xmlns="http://www.w3.org/1998/Math/MathML" display="block">
  <semantics>
    <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i>n</mi>
              <mi>log</mi>
              <mrow>
                <mi>n</mi>
                <mo stretchy="false">−</mo>
                <mi>n</mi>
                <mo stretchy="false">+</mo>
                <mn>1</mn>
              </mrow>
            </mrow>
          </mrow>
          <mo fence="true" stretchy="false">)</mo>
        </mrow>
        <mo stretchy="false">+</mo>
        <mfrac>
          <mn>1</mn>
          <mn>3</mn>
        </mfrac>
      </mrow>
      <mrow>
        <mrow>
          <mo fence="true" stretchy="false">(</mo>
          <mrow>
            <mrow>
              <mfrac>
                <mi>n</mi>
                <mn>2</mn>
              </mfrac>
              <mrow>
                <msup>
                  <mrow>
                    <mo fence="true" stretchy="false">(</mo>
                    <mrow>
                      <mrow>
                        <mi>log</mi>
                        <mi>n</mi>
                      </mrow>
                    </mrow>
                    <mo fence="true" stretchy="false">)</mo>
                  </mrow>
                  <mn>2</mn>
                </msup>
                <mo stretchy="false">−</mo>
                <mi>n</mi>
              </mrow>
              <mi>log</mi>
              <mrow>
                <mi>n</mi>
                <mo stretchy="false">+</mo>
                <mi>n</mi>
                <mo stretchy="false">−</mo>
                <mn>1</mn>
              </mrow>
            </mrow>
          </mrow>
          <mo fence="true" stretchy="false">)</mo>
        </mrow>
        <mo stretchy="false">−</mo>
        <mfrac>
          <mn>1</mn>
          <mn>4</mn>
        </mfrac>
      </mrow>
      <mn>..</mn>
      <mi>.</mi>
    </mrow>
    <annotation encoding="StarMath 5.0">(n-1) - 1 over 2 ( n log n - n + 1 ) + 1 over 3 ( n over 2 (log n)^2 - n log n + n - 1 ) - 1 over 4 ...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∫</mo>
            <mn>1</mn>
            <mi>n</mi>
          </munderover>
          <mi mathvariant="italic">dx</mi>
        </mrow>
        <mo stretchy="false">−</mo>
        <mfrac>
          <mn>1</mn>
          <mn>2</mn>
        </mfrac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i mathvariant="italic">dy</mi>
        </mrow>
      </mrow>
      <mrow>
        <mi mathvariant="italic">dx</mi>
        <mo stretchy="false">+</mo>
        <mfrac>
          <mn>1</mn>
          <mn>3</mn>
        </mfrac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row>
            <munderover>
              <mo stretchy="false">∫</mo>
              <mn>1</mn>
              <mfrac>
                <mi>n</mi>
                <mrow>
                  <mi>x</mi>
                  <mi>y</mi>
                </mrow>
              </mfrac>
            </munderover>
            <mi mathvariant="italic">dz</mi>
          </mrow>
        </mrow>
      </mrow>
      <mi mathvariant="italic">dy</mi>
      <mrow>
        <mi mathvariant="italic">dx</mi>
        <mo stretchy="false">−</mo>
        <mfrac>
          <mn>1</mn>
          <mn>4</mn>
        </mfrac>
      </mrow>
      <mn>..</mn>
      <mi>.</mi>
    </mrow>
    <annotation encoding="StarMath 5.0">int  from 1 to n dx
- {1 over 2} int from 1 to n int from 1 to n over x dy dx
+ {1 over 3} int from 1 to n int from 1 to n over x int from 1 to n over {x y} dz dy dx 
- {1 over 4} ...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frac>
        <mrow>
          <mi mathvariant="normal">γ</mi>
          <mrow>
            <mo fence="true" stretchy="false">(</mo>
            <mrow>
              <mrow>
                <mi>k</mi>
                <mrow>
                  <mi>,</mi>
                  <mo stretchy="false">−</mo>
                  <mi>log</mi>
                </mrow>
                <mi>n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sum from k = 1 to infinity {{(-1)^{k-1}} over k} {%gamma(k,-log n)} over {%GAMMA(k)}</annotation>
  </semantics>
</math>
</file>